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file for Lesson 6 Mini Assessment</text:p>
      <text:list xml:id="list4677416000306502615" text:style-name="L1">
        <text:list-item>
          <text:p text:style-name="P3"><text:span text:style-name="T1">My notebook contains the answers to all of the 11 sections required in the Lesson</text:span></text:p>
          <text:p text:style-name="P3"><text:span text:style-name="T1"><text:s/>6 Assignment.</text:span></text:p>
        </text:list-item>
        <text:list-item>
          <text:p text:style-name="P3"><text:span text:style-name="T1">It contains all the programming in Python and coding for packages such as Numpy, Pandas, Matplotlib, Seaborn, Boket.</text:span></text:p>
        </text:list-item>
        <text:list-item>
          <text:p text:style-name="P3"><text:span text:style-name="T1">It also contains output from each coding.</text:span></text:p>
        </text:list-item>
        <text:list-item>
          <text:p text:style-name="P3"><text:span text:style-name="T1">The work of this assessment is to analyse a dataset from Kaggle. I have chosen a dataset of the students performance in the USA in the 3 most important areas of education, that is, writing, reading and maths.</text:span></text:p>
        </text:list-item>
        <text:list-item>
          <text:p text:style-name="P3"><text:span text:style-name="T1">I have chosen this dataset because I am a student too and I can relate to this kind of information.</text:span></text:p>
        </text:list-item>
        <text:list-item>
          <text:p text:style-name="P3"><text:span text:style-name="T1">The dataset contains both Quantitative and Qualitative data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D C</meta:initial-creator>
    <meta:creation-date>2020-06-11T08:14:39.35</meta:creation-date>
    <meta:document-statistic meta:table-count="0" meta:image-count="0" meta:object-count="0" meta:page-count="1" meta:paragraph-count="8" meta:word-count="122" meta:character-count="666"/>
    <dc:date>2020-06-11T08:29:25.66</dc:date>
    <dc:creator>JD C</dc:creator>
    <meta:editing-duration>PT14M49S</meta:editing-duration>
    <meta:editing-cycles>1</meta:editing-cycles>
    <meta:generator>OpenOffice/4.1.7$Win32 OpenOffice.org_project/417m1$Build-9800</meta:generator>
  </office:meta>
</office:document-meta>
</file>